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320000046ADE5BC3D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99cm" style:rel-column-width="7670*"/>
    </style:style>
    <style:style style:name="Tabela2.B" style:family="table-column">
      <style:table-column-properties style:column-width="1.418cm" style:rel-column-width="5466*"/>
    </style:style>
    <style:style style:name="Tabela2.C" style:family="table-column">
      <style:table-column-properties style:column-width="9.777cm" style:rel-column-width="37690*"/>
    </style:style>
    <style:style style:name="Tabela2.D" style:family="table-column">
      <style:table-column-properties style:column-width="3.815cm" style:rel-column-width="1470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493cm" style:rel-column-width="13463*"/>
    </style:style>
    <style:style style:name="Tabela5.B" style:family="table-column">
      <style:table-column-properties style:column-width="13.508cm" style:rel-column-width="52072*"/>
    </style:style>
    <style:style style:name="Tabela5.A1" style:family="table-cell">
      <style:table-cell-properties fo:padding="0.097cm" fo:border-left="none" fo:border-right="none" fo:border-top="0.5pt solid #999999" fo:border-bottom="0.5pt solid #999999"/>
    </style:style>
    <style:style style:name="Tabela5.A2" style:family="table-cell">
      <style:table-cell-properties fo:padding="0.097cm" fo:border-left="none" fo:border-right="none" fo:border-top="none" fo:border-bottom="0.5pt solid #999999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93cm" style:rel-column-width="13463*"/>
    </style:style>
    <style:style style:name="Tabela1.B" style:family="table-column">
      <style:table-column-properties style:column-width="13.508cm" style:rel-column-width="52072*"/>
    </style:style>
    <style:style style:name="Tabela1.A1" style:family="table-cell">
      <style:table-cell-properties fo:padding="0.097cm" fo:border-left="none" fo:border-right="none" fo:border-top="0.5pt solid #999999" fo:border-bottom="0.5pt solid #999999"/>
    </style:style>
    <style:style style:name="Tabela1.A2" style:family="table-cell">
      <style:table-cell-properties fo:padding="0.097cm" fo:border-left="none" fo:border-right="none" fo:border-top="none" fo:border-bottom="0.5pt solid #999999"/>
    </style:style>
    <style:style style:name="P1" style:family="paragraph" style:parent-style-name="Table_20_Contents">
      <style:text-properties officeooo:paragraph-rsid="002ca7b7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rsid="0032f0b2" officeooo:paragraph-rsid="0032f0b2"/>
    </style:style>
    <style:style style:name="P4" style:family="paragraph" style:parent-style-name="Standard">
      <style:text-properties officeooo:rsid="00205f57" officeooo:paragraph-rsid="001f6f25"/>
    </style:style>
    <style:style style:name="P5" style:family="paragraph" style:parent-style-name="Standard">
      <style:text-properties officeooo:rsid="001f350c" officeooo:paragraph-rsid="001f6f25"/>
    </style:style>
    <style:style style:name="P6" style:family="paragraph" style:parent-style-name="Standard">
      <style:text-properties officeooo:rsid="001f23fc" officeooo:paragraph-rsid="001f6f25"/>
    </style:style>
    <style:style style:name="P7" style:family="paragraph" style:parent-style-name="Table_20_Contents">
      <style:text-properties officeooo:rsid="002e952b" officeooo:paragraph-rsid="002e952b"/>
    </style:style>
    <style:style style:name="P8" style:family="paragraph" style:parent-style-name="Text_20_body">
      <style:text-properties officeooo:rsid="001f6f25" officeooo:paragraph-rsid="001f6f25"/>
    </style:style>
    <style:style style:name="P9" style:family="paragraph" style:parent-style-name="Text_20_body">
      <style:text-properties officeooo:paragraph-rsid="001f6f25"/>
    </style:style>
    <style:style style:name="P10" style:family="paragraph" style:parent-style-name="Text_20_body">
      <style:text-properties officeooo:paragraph-rsid="002cb92c"/>
    </style:style>
    <style:style style:name="P11" style:family="paragraph" style:parent-style-name="Table_20_Contents">
      <style:text-properties officeooo:rsid="00387ff1" officeooo:paragraph-rsid="002e952b"/>
    </style:style>
    <style:style style:name="P12" style:family="paragraph" style:parent-style-name="Text_20_body">
      <style:text-properties officeooo:rsid="00210379" officeooo:paragraph-rsid="001f6f25"/>
    </style:style>
    <style:style style:name="P13" style:family="paragraph" style:parent-style-name="Text_20_body">
      <style:text-properties officeooo:rsid="0024b836" officeooo:paragraph-rsid="001f6f25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er_20_left">
      <style:text-properties officeooo:paragraph-rsid="004a9dc4"/>
    </style:style>
    <style:style style:name="P18" style:family="paragraph" style:parent-style-name="Table_20_Contents">
      <style:text-properties officeooo:paragraph-rsid="004a9dc4"/>
    </style:style>
    <style:style style:name="P19" style:family="paragraph" style:parent-style-name="Text_20_body">
      <style:text-properties officeooo:paragraph-rsid="003ecbdd"/>
    </style:style>
    <style:style style:name="P20" style:family="paragraph" style:parent-style-name="Table_20_Contents">
      <style:text-properties officeooo:rsid="004a9dc4" officeooo:paragraph-rsid="004a9dc4"/>
    </style:style>
    <style:style style:name="P21" style:family="paragraph" style:parent-style-name="Text_20_body">
      <style:text-properties officeooo:paragraph-rsid="0029b6a4"/>
    </style:style>
    <style:style style:name="P22" style:family="paragraph" style:parent-style-name="Standard" style:list-style-name="">
      <style:text-properties officeooo:rsid="00205f57" officeooo:paragraph-rsid="004a9dc4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2cb92c" officeooo:paragraph-rsid="002cb92c"/>
    </style:style>
    <style:style style:name="P27" style:family="paragraph" style:parent-style-name="Heading_20_1">
      <style:paragraph-properties fo:break-before="page"/>
      <style:text-properties officeooo:rsid="00349e6c" officeooo:paragraph-rsid="00349e6c"/>
    </style:style>
    <style:style style:name="P28" style:family="paragraph" style:parent-style-name="Heading_20_1">
      <style:text-properties officeooo:rsid="0029b6a4"/>
    </style:style>
    <style:style style:name="P29" style:family="paragraph" style:parent-style-name="Heading_20_1">
      <style:text-properties officeooo:paragraph-rsid="003ecbdd"/>
    </style:style>
    <style:style style:name="P30" style:family="paragraph" style:parent-style-name="Heading_20_2">
      <style:text-properties officeooo:rsid="0034f2d3" officeooo:paragraph-rsid="0034f2d3"/>
    </style:style>
    <style:style style:name="P31" style:family="paragraph" style:parent-style-name="Heading_20_2">
      <style:text-properties officeooo:rsid="0029b6a4" officeooo:paragraph-rsid="0029b6a4"/>
    </style:style>
    <style:style style:name="P32" style:family="paragraph" style:parent-style-name="Heading_20_2">
      <style:text-properties officeooo:rsid="0029f728" officeooo:paragraph-rsid="0029f728"/>
    </style:style>
    <style:style style:name="P33" style:family="paragraph" style:parent-style-name="Heading_20_2">
      <style:paragraph-properties fo:break-before="page"/>
      <style:text-properties officeooo:rsid="004a9dc4" officeooo:paragraph-rsid="004a9dc4"/>
    </style:style>
    <style:style style:name="P34" style:family="paragraph" style:parent-style-name="Heading_20_2">
      <style:paragraph-properties fo:break-before="page"/>
      <style:text-properties officeooo:rsid="0049a495" officeooo:paragraph-rsid="0049a495"/>
    </style:style>
    <style:style style:name="P35" style:family="paragraph" style:parent-style-name="Table_20_Contents" style:list-style-name="L1">
      <style:text-properties officeooo:rsid="004a9dc4" officeooo:paragraph-rsid="004a9dc4"/>
    </style:style>
    <style:style style:name="P36" style:family="paragraph" style:parent-style-name="Table_20_Contents" style:list-style-name="L2">
      <style:text-properties officeooo:rsid="004c8864" officeooo:paragraph-rsid="004c8864"/>
    </style:style>
    <style:style style:name="P37" style:family="paragraph" style:parent-style-name="Table_20_Contents" style:list-style-name="L3">
      <style:text-properties officeooo:rsid="004c8864" officeooo:paragraph-rsid="004c8864"/>
    </style:style>
    <style:style style:name="P38" style:family="paragraph" style:parent-style-name="Table_20_Contents" style:list-style-name="L4">
      <style:text-properties officeooo:paragraph-rsid="004cf764"/>
    </style:style>
    <style:style style:name="P39" style:family="paragraph" style:parent-style-name="Text_20_body" style:list-style-name="L5"/>
    <style:style style:name="P40" style:family="paragraph" style:parent-style-name="Text_20_body" style:list-style-name="L5">
      <style:text-properties officeooo:paragraph-rsid="0043140b"/>
    </style:style>
    <style:style style:name="P41" style:family="paragraph" style:parent-style-name="Text_20_body" style:list-style-name="L5">
      <style:text-properties officeooo:rsid="0043140b" officeooo:paragraph-rsid="0043140b"/>
    </style:style>
    <style:style style:name="P42" style:family="paragraph" style:parent-style-name="Text_20_body" style:list-style-name="L5">
      <style:text-properties fo:font-weight="bold" officeooo:rsid="0043140b" officeooo:paragraph-rsid="0043140b" style:font-weight-asian="bold" style:font-weight-complex="bold"/>
    </style:style>
    <style:style style:name="P43" style:family="paragraph" style:parent-style-name="Text_20_body" style:list-style-name="L6">
      <style:text-properties fo:font-weight="normal" officeooo:rsid="0043140b" officeooo:paragraph-rsid="0043140b" style:font-weight-asian="normal" style:font-weight-complex="normal"/>
    </style:style>
    <style:style style:name="P44" style:family="paragraph" style:parent-style-name="Text_20_body" style:list-style-name="L7"/>
    <style:style style:name="P45" style:family="paragraph" style:parent-style-name="Text_20_body" style:list-style-name="L8">
      <style:text-properties officeooo:rsid="0038eb67" officeooo:paragraph-rsid="0038eb67"/>
    </style:style>
    <style:style style:name="P46" style:family="paragraph" style:parent-style-name="Text_20_body" style:list-style-name="L8">
      <style:text-properties officeooo:rsid="0038eb67" officeooo:paragraph-rsid="0039908a"/>
    </style:style>
    <style:style style:name="P47" style:family="paragraph" style:parent-style-name="Text_20_body" style:list-style-name="L8">
      <style:text-properties officeooo:rsid="0029f728" officeooo:paragraph-rsid="0029f728"/>
    </style:style>
    <style:style style:name="T1" style:family="text">
      <style:text-properties officeooo:rsid="001f350c"/>
    </style:style>
    <style:style style:name="T2" style:family="text">
      <style:text-properties officeooo:rsid="00210379"/>
    </style:style>
    <style:style style:name="T3" style:family="text">
      <style:text-properties officeooo:rsid="0029b6a4"/>
    </style:style>
    <style:style style:name="T4" style:family="text">
      <style:text-properties officeooo:rsid="00369f71"/>
    </style:style>
    <style:style style:name="T5" style:family="text">
      <style:text-properties officeooo:rsid="0039908a"/>
    </style:style>
    <style:style style:name="T6" style:family="text">
      <style:text-properties officeooo:rsid="003a4fa9"/>
    </style:style>
    <style:style style:name="T7" style:family="text">
      <style:text-properties officeooo:rsid="003cd8a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3140b" style:font-weight-asian="bold" style:font-weight-complex="bold"/>
    </style:style>
    <style:style style:name="T10" style:family="text">
      <style:text-properties fo:font-weight="bold" officeooo:rsid="004cf764" style:font-weight-asian="bold" style:font-weight-complex="bold"/>
    </style:style>
    <style:style style:name="T11" style:family="text">
      <style:text-properties officeooo:rsid="0043140b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cf764" style:font-weight-asian="normal" style:font-weight-complex="normal"/>
    </style:style>
    <style:style style:name="T14" style:family="text">
      <style:text-properties officeooo:rsid="0046be8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<text:bookmark-start text:name="__RefHeading___Toc2228_2359411691"/>Histórico de Revisões<text:bookmark-end text:name="__RefHeading___Toc2228_2359411691"/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Header">Data</text:p>
          </table:table-cell>
          <table:table-cell table:style-name="Tabela2.A1" office:value-type="string">
            <text:p text:style-name="Header">Versão</text:p>
          </table:table-cell>
          <table:table-cell table:style-name="Tabela2.A1" office:value-type="string">
            <text:p text:style-name="Header">Descrição</text:p>
          </table:table-cell>
          <table:table-cell table:style-name="Tabela2.D1" office:value-type="string">
            <text:p text:style-name="Header">Autor</text:p>
          </table:table-cell>
        </table:table-row>
        <table:table-row>
          <table:table-cell table:style-name="Tabela2.A2" office:value-type="string">
            <text:p text:style-name="Table_20_Contents"><text:date style:data-style-name="N36" text:date-value="2022-02-08T17:44:42.120000128" text:fixed="true">08/02/2022</text:date></text:p>
          </table:table-cell>
          <table:table-cell table:style-name="Tabela2.A2" office:value-type="string">
            <text:p text:style-name="P7">1.0</text:p>
          </table:table-cell>
          <table:table-cell table:style-name="Tabela2.A2" office:value-type="string">
            <text:p text:style-name="P11">Criação do documento</text:p>
          </table:table-cell>
          <table:table-cell table:style-name="Tabela2.D2" office:value-type="string">
            <text:p text:style-name="P7">Ricardo Gonçalves</text:p>
          </table:table-cell>
        </table:table-row>
      </table:table>
      <text:p text:style-name="P10"/>
      <text:table-of-content text:style-name="Sect1" text:protected="true" text:name="Sumário1">
        <text:table-of-content-source text:outline-level="10">
          <text:index-title-template text:style-name="Contents_20_Heading">Tabela de Conteú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">Tabela de Conteúdo</text:p>
          </text:index-title>
          <text:p text:style-name="P14"><text:a xlink:type="simple" xlink:href="#__RefHeading___Toc2228_2359411691" text:style-name="Index_20_Link" text:visited-style-name="Index_20_Link">Histórico de Revisões<text:tab/>1</text:a></text:p>
          <text:p text:style-name="P14"><text:a xlink:type="simple" xlink:href="#__RefHeading___Toc2293_2359411691" text:style-name="Index_20_Link" text:visited-style-name="Index_20_Link">Introdução<text:tab/>3</text:a></text:p>
          <text:p text:style-name="P15"><text:a xlink:type="simple" xlink:href="#__RefHeading___Toc2230_2359411691" text:style-name="Index_20_Link" text:visited-style-name="Index_20_Link">Objetivo<text:tab/>3</text:a></text:p>
          <text:p text:style-name="P15"><text:a xlink:type="simple" xlink:href="#__RefHeading___Toc2232_2359411691" text:style-name="Index_20_Link" text:visited-style-name="Index_20_Link">Escopo<text:tab/>3</text:a></text:p>
          <text:p text:style-name="P14"><text:a xlink:type="simple" xlink:href="#__RefHeading___Toc2234_2359411691" text:style-name="Index_20_Link" text:visited-style-name="Index_20_Link">Requisitos<text:tab/>3</text:a></text:p>
          <text:p text:style-name="P15"><text:a xlink:type="simple" xlink:href="#__RefHeading___Toc2236_2359411691" text:style-name="Index_20_Link" text:visited-style-name="Index_20_Link">Sistema Alvo<text:tab/>3</text:a></text:p>
          <text:p text:style-name="P14"><text:a xlink:type="simple" xlink:href="#__RefHeading___Toc311_2709234664" text:style-name="Index_20_Link" text:visited-style-name="Index_20_Link">Caso de Uso: Efetuar Login<text:tab/>3</text:a></text:p>
          <text:p text:style-name="P15"><text:a xlink:type="simple" xlink:href="#__RefHeading___Toc2238_2359411691" text:style-name="Index_20_Link" text:visited-style-name="Index_20_Link">Fluxo de Operação<text:tab/>4</text:a></text:p>
          <text:p text:style-name="P15"><text:a xlink:type="simple" xlink:href="#__RefHeading___Toc458_4217739342" text:style-name="Index_20_Link" text:visited-style-name="Index_20_Link">Fazer Login<text:tab/>5</text:a></text:p>
          <text:p text:style-name="P15"><text:a xlink:type="simple" xlink:href="#__RefHeading___Toc460_4217739342" text:style-name="Index_20_Link" text:visited-style-name="Index_20_Link">Exemplo de Caso de Uso<text:tab/>6</text:a></text:p>
        </text:index-body>
      </text:table-of-content>
      <text:p text:style-name="P10"/>
      <text:h text:style-name="P27" text:outline-level="1"><text:bookmark-start text:name="__RefHeading___Toc2293_2359411691"/>Introdução<text:bookmark-end text:name="__RefHeading___Toc2293_2359411691"/></text:h>
      <text:h text:style-name="Heading_20_2" text:outline-level="2"><text:bookmark-start text:name="__RefHeading___Toc2230_2359411691"/>Objetivo<text:bookmark-end text:name="__RefHeading___Toc2230_2359411691"/></text:h>
      <text:p text:style-name="P8"><text:tab/>Aplicativo para gerenciamento de coleta de amostras de fluídos arrefecedores de equipamentos elétricos.</text:p>
      <text:h text:style-name="P30" text:outline-level="2"><text:bookmark-start text:name="__RefHeading___Toc2232_2359411691"/>Escopo<text:bookmark-end text:name="__RefHeading___Toc2232_2359411691"/></text:h>
      <text:p text:style-name="P12"><text:tab/>O amostrador (pessoa responsável pela extração da amostra do equipamento elétrico) utilizará o aplicativo para localizar, conferir e atualizar os dados do equipamento.</text:p>
      <text:p text:style-name="P9"><text:span text:style-name="T2"><text:tab/>Com o equipamento selecionado após a etapa de conferência dos dados, o amostrar utilizará o aplicativo para vincular a amostra </text:span><text:span text:style-name="T4">extraída</text:span><text:span text:style-name="T2"> ao equipamento. O processo de vinculação ocorrerá por meio da leitura do código de barras ou QR Code impresso na etiqueta fixada no recipiente do fluído recém-extraído.</text:span></text:p>
      <text:p text:style-name="P13"><text:tab/>O registro de vinculação do equipamento com a amostra extraída deverá ser concluído somente quando o amostrador vincular uma foto da placa de identificação do equipamento, uma foto do equipamento e uma foto da amostra junto com o equipamento correspondente a amostra.</text:p>
      <text:h text:style-name="P28" text:outline-level="1"><text:bookmark-start text:name="__RefHeading___Toc2234_2359411691"/>Requisitos<text:bookmark-end text:name="__RefHeading___Toc2234_2359411691"/></text:h>
      <text:h text:style-name="P31" text:outline-level="2"><text:bookmark-start text:name="__RefHeading___Toc2236_2359411691"/>Sistema Alvo<text:bookmark-end text:name="__RefHeading___Toc2236_2359411691"/></text:h>
      <text:p text:style-name="P21"><text:tab/><text:span text:style-name="T3">O aplicativo deve ser desenvolvido para rodar em dispositivos móveis que rodam o sistema operacional Android.</text:span></text:p>
      <text:h text:style-name="P29" text:outline-level="1"><text:bookmark-start text:name="__RefHeading___Toc311_2709234664"/><text:span text:style-name="T6">Caso de Uso: </text:span><text:span text:style-name="T7">Efetuar</text:span><text:span text:style-name="T6"> Login</text:span><text:bookmark-end text:name="__RefHeading___Toc311_2709234664"/></text:h>
      <text:p text:style-name="P19">Caso de uso de autenticação do usuário no sistema</text:p>
      <text:list text:style-name="L5">
        <text:list-item>
          <text:p text:style-name="P40"><text:span text:style-name="T9">Atores</text:span><text:span text:style-name="T11">: Usuário</text:span></text:p>
        </text:list-item>
        <text:list-item>
          <text:p text:style-name="P41"><text:span text:style-name="T8">Pré-condições</text:span>: Sistema deve estar conectado a internet</text:p>
        </text:list-item>
        <text:list-item>
          <text:p text:style-name="P39"><text:span text:style-name="T8">Pós-condições</text:span>: Usuário validado e com uma sessão ativa no sistema</text:p>
        </text:list-item>
        <text:list-item>
          <text:p text:style-name="P42">Fluxo Principal<text:span text:style-name="T12">:</text:span></text:p>
        </text:list-item>
      </text:list>
      <text:list text:style-name="L6">
        <text:list-item>
          <text:list>
            <text:list-item>
              <text:p text:style-name="P43"><text:span text:style-name="T8">Ator</text:span>: informa o e-mail e a senha</text:p>
            </text:list-item>
            <text:list-item>
              <text:p text:style-name="P43"><text:soft-page-break/><text:span text:style-name="T8">Sistema</text:span>: verifica o e-mail e a senha são válidos FE01</text:p>
            </text:list-item>
            <text:list-item>
              <text:p text:style-name="P43"><text:span text:style-name="T8">Ator</text:span>: seleciona a empresa que ficará ativa FE02</text:p>
            </text:list-item>
            <text:list-item>
              <text:p text:style-name="P43"><text:span text:style-name="T8">Sistema</text:span>: registra as informações em uma sessão no banco de dados</text:p>
            </text:list-item>
          </text:list>
        </text:list-item>
      </text:list>
      <text:list text:style-name="L7">
        <text:list-item>
          <text:p text:style-name="P44">FE01</text:p>
        </text:list-item>
      </text:list>
      <text:h text:style-name="P32" text:outline-level="2"><text:bookmark-start text:name="__RefHeading___Toc2238_2359411691"/>Fluxo de Operação<text:bookmark-end text:name="__RefHeading___Toc2238_2359411691"/></text:h>
      <text:list text:style-name="L8">
        <text:list-item>
          <text:p text:style-name="P45">O operador faz login no sistema (on-line)</text:p>
        </text:list-item>
        <text:list-item>
          <text:p text:style-name="P45">O sistema baixa <text:span text:style-name="T5">a lista de </text:span>amostras <text:span text:style-name="T5">que podem ser coletadas (on-line)</text:span>.</text:p>
        </text:list-item>
        <text:list-item>
          <text:p text:style-name="P46">O sistema baixa <text:span text:style-name="T5">a lista de equipamentos do cliente (on-line)</text:span>.</text:p>
        </text:list-item>
        <text:list-item>
          <text:p text:style-name="P47">Operador pesquisa o equipamento desejado por número de série ou tag;</text:p>
        </text:list-item>
        <text:list-item>
          <text:p text:style-name="P47">O sistema exibe os dados do equipamento localizado.</text:p>
        </text:list-item>
      </text:list>
      <text:p text:style-name="P5"/>
      <text:p text:style-name="P5">Número Série – obrigatório</text:p>
      <text:p text:style-name="P6">Potência primária – obrigatória</text:p>
      <text:p text:style-name="P6">Potência secundária – opcional</text:p>
      <text:p text:style-name="P6">Fases – opcional</text:p>
      <text:p text:style-name="P6">Lote – opcional</text:p>
      <text:p text:style-name="P6">Impedância primária – obrigatória</text:p>
      <text:p text:style-name="P6">Impedância secundária – opcional</text:p>
      <text:p text:style-name="P6">Tensão primária – obrigatória</text:p>
      <text:p text:style-name="P6">Unidade <text:span text:style-name="T1">tensão </text:span>– obrigatória (seleção MVA, kVA, V)</text:p>
      <text:p text:style-name="P6">Ano Fabricação – opcional</text:p>
      <text:p text:style-name="P6">Volume – opcional</text:p>
      <text:p text:style-name="P5">Tipo de equipamento – obrigatório (seleção base de dados)</text:p>
      <text:p text:style-name="P5">Família – opcional</text:p>
      <text:p text:style-name="P5">Fabricante – obrigatório</text:p>
      <text:p text:style-name="P5">Isolante – obrigatório </text:p>
      <text:p text:style-name="P5">Status – obrigatório (1.Operação / 2.Reserva)</text:p>
      <text:p text:style-name="P5">Tag – opcional</text:p>
      <text:p text:style-name="P5">Local – obrigatório</text:p>
      <text:p text:style-name="P5">Latitude – obrigatório</text:p>
      <text:p text:style-name="P5">Longitude – obrigatório</text:p>
      <text:p text:style-name="P4">Foto do Equipamento</text:p>
      <text:p text:style-name="P4">Foto da Placa</text:p>
      <text:h text:style-name="P33" text:outline-level="2"><text:bookmark-start text:name="__RefHeading___Toc458_4217739342"/>Fazer Login<text:bookmark-end text:name="__RefHeading___Toc458_4217739342"/></text:h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Objetivo:</text:p>
          </table:table-cell>
          <table:table-cell table:style-name="Tabela5.A1" office:value-type="string">
            <text:p text:style-name="P20">Identificar o ator que utilizará o sistema de coleta</text:p>
          </table:table-cell>
        </table:table-row>
        <table:table-row>
          <table:table-cell table:style-name="Tabela5.A2" office:value-type="string">
            <text:p text:style-name="P17">Requisitos:</text:p>
          </table:table-cell>
          <table:table-cell table:style-name="Tabela5.A2" office:value-type="string">
            <text:p text:style-name="P18">-</text:p>
          </table:table-cell>
        </table:table-row>
        <table:table-row>
          <table:table-cell table:style-name="Tabela5.A2" office:value-type="string">
            <text:p text:style-name="P17">Atores:</text:p>
          </table:table-cell>
          <table:table-cell table:style-name="Tabela5.A2" office:value-type="string">
            <text:p text:style-name="P20">Amostrador</text:p>
          </table:table-cell>
        </table:table-row>
        <table:table-row>
          <table:table-cell table:style-name="Tabela5.A2" office:value-type="string">
            <text:p text:style-name="P17">Prioridade:</text:p>
          </table:table-cell>
          <table:table-cell table:style-name="Tabela5.A2" office:value-type="string">
            <text:p text:style-name="P20">Alta</text:p>
          </table:table-cell>
        </table:table-row>
        <table:table-row>
          <table:table-cell table:style-name="Tabela5.A2" office:value-type="string">
            <text:p text:style-name="P17">Pré-condições:</text:p>
          </table:table-cell>
          <table:table-cell table:style-name="Tabela5.A2" office:value-type="string">
            <text:list text:style-name="L1">
              <text:list-item>
                <text:p text:style-name="P35">O ator precisa estar cadastrado no sistema remoto.</text:p>
              </text:list-item>
              <text:list-item>
                <text:p text:style-name="P35">O sistema precisa ter acesso ao servidor remoto para o primeiro login do ator</text:p>
              </text:list-item>
            </text:list>
          </table:table-cell>
        </table:table-row>
        <table:table-row>
          <table:table-cell table:style-name="Tabela5.A2" office:value-type="string">
            <text:p text:style-name="P17">Freq<text:span text:style-name="T14">u</text:span>ência de uso:</text:p>
          </table:table-cell>
          <table:table-cell table:style-name="Tabela5.A2" office:value-type="string">
            <text:p text:style-name="P20">Constante</text:p>
          </table:table-cell>
        </table:table-row>
        <table:table-row>
          <table:table-cell table:style-name="Tabela5.A2" office:value-type="string">
            <text:p text:style-name="P17">Criticalidade:</text:p>
          </table:table-cell>
          <table:table-cell table:style-name="Tabela5.A2" office:value-type="string">
            <text:p text:style-name="P20">Alta</text:p>
          </table:table-cell>
        </table:table-row>
        <table:table-row>
          <table:table-cell table:style-name="Tabela5.A2" office:value-type="string">
            <text:p text:style-name="P17">Condição de Entrada:</text:p>
          </table:table-cell>
          <table:table-cell table:style-name="Tabela5.A2" office:value-type="string">
            <text:p text:style-name="P20">O sistema apresenta a tela login ao ator</text:p>
          </table:table-cell>
        </table:table-row>
        <table:table-row>
          <table:table-cell table:style-name="Tabela5.A2" office:value-type="string">
            <text:p text:style-name="P17">Fluxo Principal:</text:p>
          </table:table-cell>
          <table:table-cell table:style-name="Tabela5.A2" office:value-type="string">
            <text:list xml:id="list2630582579" text:style-name="L2">
              <text:list-item>
                <text:p text:style-name="P36">O sistema apresenta o formulário de login contento as informações:</text:p>
              </text:list-item>
            </text:list>
            <text:list text:style-name="L3">
              <text:list-item>
                <text:list>
                  <text:list-item>
                    <text:p text:style-name="P37">E-mail (campo editável)</text:p>
                  </text:list-item>
                  <text:list-item>
                    <text:p text:style-name="P37">Senha (campo editável)</text:p>
                  </text:list-item>
                  <text:list-item>
                    <text:p text:style-name="P37">O botão “Entrar”</text:p>
                  </text:list-item>
                </text:list>
              </text:list-item>
            </text:list>
            <text:list text:continue-list="list2630582579" text:style-name="L2">
              <text:list-item>
                <text:p text:style-name="P36">O ator clica no botão “Entrar” <text:span text:style-name="T10">[RN1]</text:span></text:p>
              </text:list-item>
              <text:list-item>
                <text:p text:style-name="P36"/>
              </text:list-item>
            </text:list>
          </table:table-cell>
        </table:table-row>
        <table:table-row>
          <table:table-cell table:style-name="Tabela5.A2" office:value-type="string">
            <text:p text:style-name="P17">Fluxo Alternativo:</text:p>
          </table:table-cell>
          <table:table-cell table:style-name="Tabela5.A2" office:value-type="string">
            <text:p text:style-name="P18">Fluxo alternativo é o caminho alternativo tomado pelo caso de uso a partir do fluxo principal, ou seja, dada uma condição de negócio o caso de uso seguirá por outro cenário que não o principal caso essa condição seja verdadeira.</text:p>
          </table:table-cell>
        </table:table-row>
        <table:table-row>
          <table:table-cell table:style-name="Tabela5.A2" office:value-type="string">
            <text:p text:style-name="P17">Pós-condições:</text:p>
          </table:table-cell>
          <table:table-cell table:style-name="Tabela5.A2" office:value-type="string">
            <text:p text:style-name="P18">Neste campo devemos informar o estado em que o sistema (ou entidade manipulada no caso de uso) estará depois que o caso de uso for executado.</text:p>
          </table:table-cell>
        </table:table-row>
        <table:table-row>
          <table:table-cell table:style-name="Tabela5.A2" office:value-type="string">
            <text:p text:style-name="P17">Regras de negócio:</text:p>
          </table:table-cell>
          <table:table-cell table:style-name="Tabela5.A2" office:value-type="string">
            <text:list text:style-name="L4">
              <text:list-item>
                <text:p text:style-name="P38"><text:span text:style-name="T10">[RN1]</text:span><text:span text:style-name="T13"> O botão deve estar habilitando somente quando todos os campos estiverem preenchidos</text:span></text:p>
              </text:list-item>
            </text:list>
          </table:table-cell>
        </table:table-row>
      </table:table>
      <text:h text:style-name="P22" text:outline-level="2"/>
      <text:h text:style-name="P34" text:outline-level="2"><text:bookmark-start text:name="__RefHeading___Toc460_4217739342"/>Exemplo de Caso de Uso<text:bookmark-end text:name="__RefHeading___Toc460_4217739342"/></text:h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Header_20_left">Objetivo:</text:p>
          </table:table-cell>
          <table:table-cell table:style-name="Tabela1.A1" office:value-type="string">
            <text:p text:style-name="Table_20_Contents">Contém uma breve descrição do objetivo do caso de uso.</text:p>
          </table:table-cell>
        </table:table-row>
        <table:table-row>
          <table:table-cell table:style-name="Tabela1.A2" office:value-type="string">
            <text:p text:style-name="Header_20_left">Requisitos:</text:p>
          </table:table-cell>
          <table:table-cell table:style-name="Tabela1.A2" office:value-type="string">
            <text:p text:style-name="Table_20_Contents">Neste campo indicamos a qual requisito funcional o caso de uso em questão está associado.</text:p>
          </table:table-cell>
        </table:table-row>
        <table:table-row>
          <table:table-cell table:style-name="Tabela1.A2" office:value-type="string">
            <text:p text:style-name="Header_20_left">Atores:</text:p>
          </table:table-cell>
          <table:table-cell table:style-name="Tabela1.A2" office:value-type="string">
            <text:p text:style-name="Table_20_Contents">Neste campo definimos a lista de atores associados ao caso de uso. Ator é qualquer entidade externa que interage com o sistema (neste caso, com o caso de uso em questão).</text:p>
          </table:table-cell>
        </table:table-row>
        <table:table-row>
          <table:table-cell table:style-name="Tabela1.A2" office:value-type="string">
            <text:p text:style-name="Header_20_left">Prioridade:</text:p>
          </table:table-cell>
          <table:table-cell table:style-name="Tabela1.A2" office:value-type="string">
            <text:p text:style-name="Table_20_Contents">Informação identificada junto ao usuário que auxilia na definição dos casos de uso que serão contemplados em cada iteração do desenvolvimento do software.</text:p>
          </table:table-cell>
        </table:table-row>
        <table:table-row>
          <table:table-cell table:style-name="Tabela1.A2" office:value-type="string">
            <text:p text:style-name="Header_20_left">Pré-condições:</text:p>
          </table:table-cell>
          <table:table-cell table:style-name="Tabela1.A2" office:value-type="string">
            <text:p text:style-name="Table_20_Contents">Neste campo devemos informar as condições que devem ser atendidas para que o caso de uso possa ser executado.</text:p>
          </table:table-cell>
        </table:table-row>
        <table:table-row>
          <table:table-cell table:style-name="Tabela1.A2" office:value-type="string">
            <text:p text:style-name="Header_20_left">Freq<text:span text:style-name="T14">u</text:span>ência de uso:</text:p>
          </table:table-cell>
          <table:table-cell table:style-name="Tabela1.A2" office:value-type="string">
            <text:p text:style-name="Table_20_Contents">Informação identificada junto ao usuário que auxilia na definição dos casos de uso que serão contemplados em cada iteração do desenvolvimento do software.</text:p>
          </table:table-cell>
        </table:table-row>
        <table:table-row>
          <table:table-cell table:style-name="Tabela1.A2" office:value-type="string">
            <text:p text:style-name="Header_20_left">Criticalidade:</text:p>
          </table:table-cell>
          <table:table-cell table:style-name="Tabela1.A2" office:value-type="string">
            <text:p text:style-name="Table_20_Contents">Informação identificada junto ao usuário que auxilia na definição dos casos de uso que serão contemplados em cada iteração do desenvolvimento do software.</text:p>
          </table:table-cell>
        </table:table-row>
        <table:table-row>
          <table:table-cell table:style-name="Tabela1.A2" office:value-type="string">
            <text:p text:style-name="Header_20_left">Condição de Entrada:</text:p>
          </table:table-cell>
          <table:table-cell table:style-name="Tabela1.A2" office:value-type="string">
            <text:p text:style-name="Table_20_Contents">Neste campo definimos qual ação do ator dará início à interação com o caso de uso em questão.</text:p>
          </table:table-cell>
        </table:table-row>
        <table:table-row>
          <table:table-cell table:style-name="Tabela1.A2" office:value-type="string">
            <text:p text:style-name="Header_20_left">Fluxo Principal:</text:p>
          </table:table-cell>
          <table:table-cell table:style-name="Tabela1.A2" office:value-type="string">
            <text:p text:style-name="Table_20_Contents">Esta é uma das seções principais do caso de uso. É onde descrevemos os passos entre o ator e o sistema. O fluxo principal é o cenário que mais acontece no caso de uso e/ou o mais importante.</text:p>
          </table:table-cell>
        </table:table-row>
        <table:table-row>
          <table:table-cell table:style-name="Tabela1.A2" office:value-type="string">
            <text:p text:style-name="Header_20_left">Fluxo Alternativo:</text:p>
          </table:table-cell>
          <table:table-cell table:style-name="Tabela1.A2" office:value-type="string">
            <text:p text:style-name="Table_20_Contents">Fluxo alternativo é o caminho alternativo tomado pelo caso de uso a partir do fluxo principal, ou seja, dada uma condição de negócio o caso de uso seguirá por outro cenário que não o principal caso essa condição seja verdadeira.</text:p>
          </table:table-cell>
        </table:table-row>
        <table:table-row>
          <table:table-cell table:style-name="Tabela1.A2" office:value-type="string">
            <text:p text:style-name="Header_20_left">Pós-condições:</text:p>
          </table:table-cell>
          <table:table-cell table:style-name="Tabela1.A2" office:value-type="string">
            <text:p text:style-name="Table_20_Contents">Neste campo devemos informar o estado em que o sistema (ou entidade manipulada no caso de uso) estará depois que o caso de uso for executado.</text:p>
          </table:table-cell>
        </table:table-row>
        <table:table-row>
          <table:table-cell table:style-name="Tabela1.A2" office:value-type="string">
            <text:p text:style-name="Header_20_left">Regras de negócio:</text:p>
          </table:table-cell>
          <table:table-cell table:style-name="Tabela1.A2" office:value-type="string">
            <text:p text:style-name="Table_20_Contents">Nesta seção descrevemos todas as regras funcionais que o caso de uso deve cumprir durante sua execução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line-height="115%" fo:orphans="0" fo:widows="0" style:page-number="auto" text:number-lines="false" text:line-number="0">
        <style:tab-stops/>
      </style:paragraph-properties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 fo:font-weight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1pt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3" style:family="table">
      <style:table-properties style:width="17cm" fo:break-before="page" table:align="margins"/>
    </style:style>
    <style:style style:name="Tabela3.A" style:family="table-column">
      <style:table-column-properties style:column-width="2.096cm" style:rel-column-width="8077*"/>
    </style:style>
    <style:style style:name="Tabela3.B" style:family="table-column">
      <style:table-column-properties style:column-width="10.71cm" style:rel-column-width="41287*"/>
    </style:style>
    <style:style style:name="Tabela3.C" style:family="table-column">
      <style:table-column-properties style:column-width="4.195cm" style:rel-column-width="16171*"/>
    </style:style>
    <style:style style:name="Tabela3.A1" style:family="table-cell">
      <style:table-cell-properties style:vertical-align="middle" fo:padding="0.097cm" fo:border-left="0.5pt solid #808080" fo:border-right="none" fo:border-top="0.5pt solid #808080" fo:border-bottom="0.5pt solid #808080"/>
    </style:style>
    <style:style style:name="Tabela3.C1" style:family="table-cell">
      <style:table-cell-properties style:vertical-align="middle" fo:padding="0.097cm" fo:border="0.5pt solid #808080"/>
    </style:style>
    <style:style style:name="Tabe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ela3.C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none"/>
    </style:style>
    <style:style style:name="MP1" style:family="paragraph" style:parent-style-name="Table_20_Contents">
      <style:text-properties officeooo:paragraph-rsid="002ca7b7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end" style:justify-single-word="false"/>
      <style:text-properties officeooo:rsid="0032f0b2" officeooo:paragraph-rsid="0032f0b2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 de </number:text>
      <number:month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>
            <table:table-cell table:style-name="Tabela3.A1" table:number-rows-spanned="3" office:value-type="string">
              <text:p text:style-name="MP1"><draw:frame draw:style-name="Mfr1" draw:name="Figura2" text:anchor-type="as-char" svg:width="1.833cm" svg:height="1.558cm" draw:z-index="5"><draw:image xlink:href="Pictures/10000001000005320000046ADE5BC3D0.png" xlink:type="simple" xlink:show="embed" xlink:actuate="onLoad" draw:mime-type="image/png"/></draw:frame></text:p>
            </table:table-cell>
            <table:table-cell table:style-name="Tabela3.A1" office:value-type="string">
              <text:p text:style-name="MP1">Conceitho Tecnologia</text:p>
            </table:table-cell>
            <table:table-cell table:style-name="Tabela3.C1" office:value-type="string">
              <text:p text:style-name="MP2">Versão 1.0</text:p>
            </table:table-cell>
          </table:table-row>
          <table:table-row>
            <table:covered-table-cell table:style-name="Tabela3.A1"/>
            <table:table-cell table:style-name="Tabela3.B2" office:value-type="string">
              <text:p text:style-name="MP1">Especificação de Requisitos de Software</text:p>
            </table:table-cell>
            <table:table-cell table:style-name="Tabela3.C2" office:value-type="string">
              <text:p text:style-name="MP2">Data: <text:creation-date style:data-style-name="N40">8 de fev de 2022</text:creation-date></text:p>
            </table:table-cell>
          </table:table-row>
          <table:table-row>
            <table:covered-table-cell table:style-name="Tabela3.A1"/>
            <table:table-cell table:style-name="Tabela3.C2" table:number-columns-spanned="2" office:value-type="string">
              <text:p text:style-name="MP1">Gerenciador de Coleta de Amostras</text:p>
            </table:table-cell>
            <table:covered-table-cell/>
          </table:table-row>
        </table:table>
        <text:p text:style-name="Standard"/>
      </style:header>
      <style:foot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/>
            </table:table-cell>
            <table:table-cell table:style-name="Tabela4.A1" office:value-type="string">
              <text:p text:style-name="MP3">Página: <text:page-number text:select-page="current">6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8T17:03:15.353000000</meta:creation-date>
    <dc:date>2024-03-01T08:09:40.808000000</dc:date>
    <meta:editing-duration>PT4H6M41S</meta:editing-duration>
    <meta:editing-cycles>34</meta:editing-cycles>
    <meta:generator>LibreOffice/24.2.0.3$Windows_X86_64 LibreOffice_project/da48488a73ddd66ea24cf16bbc4f7b9c08e9bea1</meta:generator>
    <dc:creator>Ricardo Gonçalves</dc:creator>
    <meta:document-statistic meta:table-count="5" meta:image-count="1" meta:object-count="0" meta:page-count="6" meta:paragraph-count="132" meta:word-count="913" meta:character-count="5635" meta:non-whitespace-character-count="4849"/>
  </office:meta>
</office:document-meta>
</file>